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インライン展開改良</text:p>
                  </text:list-item>
                  <text:list-item>
                    <text:p>比較命令にゼロレジスタを利用</text:p>
                  </text:list-item>
                  <text:list-item>
                    <text:p>出力のバイナリ化</text:p>
                  </text:list-item>
                  <text:list-item>
                    <text:p>etc...</text:p>
                  </text:list-item>
                  <text:list-item>
                    <text:p>32.5億命令 → 23.5億命令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最適化の続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H4M6S</meta:editing-duration>
    <meta:editing-cycles>11</meta:editing-cycles>
    <dc:date>2012-11-20T00:36:32</dc:date>
    <meta:generator>LibreOffice/3.3$Unix LibreOffice_project/330m19$Build-401</meta:generator>
    <dc:creator>hs </dc:creator>
    <meta:document-statistic meta:object-count="25"/>
  </office:meta>
</office:document-meta>
</file>